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84ce" officeooo:paragraph-rsid="000d84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// Summary:</text:p>
      <text:p text:style-name="P1"><text:s text:c="8"/>// <text:s text:c="4"/>No key pressed.</text:p>
      <text:p text:style-name="P1"><text:s text:c="8"/>None = 0,</text:p>
      <text:p text:style-name="P1"><text:s text:c="8"/>//</text:p>
      <text:p text:style-name="P1"><text:s text:c="8"/>// Summary:</text:p>
      <text:p text:style-name="P1"><text:s text:c="8"/>// <text:s text:c="4"/>The left mouse button.</text:p>
      <text:p text:style-name="P1"><text:s text:c="8"/>LButton = 1,</text:p>
      <text:p text:style-name="P1"><text:s text:c="8"/>//</text:p>
      <text:p text:style-name="P1"><text:s text:c="8"/>// Summary:</text:p>
      <text:p text:style-name="P1"><text:s text:c="8"/>// <text:s text:c="4"/>The right mouse button.</text:p>
      <text:p text:style-name="P1"><text:s text:c="8"/>RButton = 2,</text:p>
      <text:p text:style-name="P1"><text:s text:c="8"/>//</text:p>
      <text:p text:style-name="P1"><text:s text:c="8"/>// Summary:</text:p>
      <text:p text:style-name="P1"><text:s text:c="8"/>// <text:s text:c="4"/>The CANCEL key.</text:p>
      <text:p text:style-name="P1"><text:s text:c="8"/>Cancel = 3,</text:p>
      <text:p text:style-name="P1"><text:s text:c="8"/>//</text:p>
      <text:p text:style-name="P1"><text:s text:c="8"/>// Summary:</text:p>
      <text:p text:style-name="P1"><text:s text:c="8"/>// <text:s text:c="4"/>The middle mouse button (three-button mouse).</text:p>
      <text:p text:style-name="P1"><text:s text:c="8"/>MButton = 4,</text:p>
      <text:p text:style-name="P1"><text:s text:c="8"/>//</text:p>
      <text:p text:style-name="P1"><text:s text:c="8"/>// Summary:</text:p>
      <text:p text:style-name="P1"><text:s text:c="8"/>// <text:s text:c="4"/>The first x mouse button (five-button mouse).</text:p>
      <text:p text:style-name="P1"><text:s text:c="8"/>XButton1 = 5,</text:p>
      <text:p text:style-name="P1"><text:s text:c="8"/>//</text:p>
      <text:p text:style-name="P1"><text:s text:c="8"/>// Summary:</text:p>
      <text:p text:style-name="P1"><text:s text:c="8"/>// <text:s text:c="4"/>The second x mouse button (five-button mouse).</text:p>
      <text:p text:style-name="P1"><text:s text:c="8"/>XButton2 = 6,</text:p>
      <text:p text:style-name="P1"><text:s text:c="8"/>//</text:p>
      <text:p text:style-name="P1"><text:s text:c="8"/>// Summary:</text:p>
      <text:p text:style-name="P1"><text:s text:c="8"/>// <text:s text:c="4"/>The BACKSPACE key.</text:p>
      <text:p text:style-name="P1"><text:s text:c="8"/>Back = 8,</text:p>
      <text:p text:style-name="P1"><text:s text:c="8"/>//</text:p>
      <text:p text:style-name="P1"><text:s text:c="8"/>// Summary:</text:p>
      <text:p text:style-name="P1"><text:s text:c="8"/>// <text:s text:c="4"/>The TAB key.</text:p>
      <text:p text:style-name="P1"><text:s text:c="8"/>Tab = 9,</text:p>
      <text:p text:style-name="P1"><text:s text:c="8"/>//</text:p>
      <text:p text:style-name="P1"><text:s text:c="8"/>// Summary:</text:p>
      <text:p text:style-name="P1"><text:s text:c="8"/>// <text:s text:c="4"/>The CLEAR key.</text:p>
      <text:p text:style-name="P1"><text:s text:c="8"/>Clear = 12,</text:p>
      <text:p text:style-name="P1"><text:s text:c="8"/>//</text:p>
      <text:p text:style-name="P1"><text:s text:c="8"/>// Summary:</text:p>
      <text:p text:style-name="P1"><text:s text:c="8"/>// <text:s text:c="4"/>The ENTER key.</text:p>
      <text:p text:style-name="P1"><text:s text:c="8"/>Enter = 13,</text:p>
      <text:p text:style-name="P1"><text:s text:c="8"/>//</text:p>
      <text:p text:style-name="P1"><text:s text:c="8"/>// Summary:</text:p>
      <text:p text:style-name="P1"><text:s text:c="8"/>// <text:s text:c="4"/>The RETURN key.</text:p>
      <text:p text:style-name="P1"><text:s text:c="8"/>Return = 13,</text:p>
      <text:p text:style-name="P1"><text:s text:c="8"/>//</text:p>
      <text:p text:style-name="P1"><text:s text:c="8"/>// Summary:</text:p>
      <text:p text:style-name="P1"><text:s text:c="8"/>// <text:s text:c="4"/>The SHIFT key.</text:p>
      <text:p text:style-name="P1"><text:s text:c="8"/>ShiftKey = 16,</text:p>
      <text:p text:style-name="P1"><text:s text:c="8"/>//</text:p>
      <text:p text:style-name="P1"><text:soft-page-break/><text:s text:c="8"/>// Summary:</text:p>
      <text:p text:style-name="P1"><text:s text:c="8"/>// <text:s text:c="4"/>The CTRL key.</text:p>
      <text:p text:style-name="P1"><text:s text:c="8"/>ControlKey = 17,</text:p>
      <text:p text:style-name="P1"><text:s text:c="8"/>//</text:p>
      <text:p text:style-name="P1"><text:s text:c="8"/>// Summary:</text:p>
      <text:p text:style-name="P1"><text:s text:c="8"/>// <text:s text:c="4"/>The ALT key.</text:p>
      <text:p text:style-name="P1"><text:s text:c="8"/>Menu = 18,</text:p>
      <text:p text:style-name="P1"><text:s text:c="8"/>//</text:p>
      <text:p text:style-name="P1"><text:s text:c="8"/>// Summary:</text:p>
      <text:p text:style-name="P1"><text:s text:c="8"/>// <text:s text:c="4"/>The PAUSE key.</text:p>
      <text:p text:style-name="P1"><text:s text:c="8"/>Pause = 19,</text:p>
      <text:p text:style-name="P1"><text:s text:c="8"/>//</text:p>
      <text:p text:style-name="P1"><text:s text:c="8"/>// Summary:</text:p>
      <text:p text:style-name="P1"><text:s text:c="8"/>// <text:s text:c="4"/>The CAPS LOCK key.</text:p>
      <text:p text:style-name="P1"><text:s text:c="8"/>CapsLock = 20,</text:p>
      <text:p text:style-name="P1"><text:s text:c="8"/>//</text:p>
      <text:p text:style-name="P1"><text:s text:c="8"/>// Summary:</text:p>
      <text:p text:style-name="P1"><text:s text:c="8"/>// <text:s text:c="4"/>The CAPS LOCK key.</text:p>
      <text:p text:style-name="P1"><text:s text:c="8"/>Capital = 20,</text:p>
      <text:p text:style-name="P1"><text:s text:c="8"/>//</text:p>
      <text:p text:style-name="P1"><text:s text:c="8"/>// Summary:</text:p>
      <text:p text:style-name="P1"><text:s text:c="8"/>// <text:s text:c="4"/>The ESC key.</text:p>
      <text:p text:style-name="P1"><text:s text:c="8"/>Escape = 27,</text:p>
      <text:p text:style-name="P1"><text:s text:c="8"/>//</text:p>
      <text:p text:style-name="P1"><text:s text:c="8"/>// Summary:</text:p>
      <text:p text:style-name="P1"><text:s text:c="8"/>// <text:s text:c="4"/>The SPACEBAR key.</text:p>
      <text:p text:style-name="P1"><text:s text:c="8"/>Space = 32,</text:p>
      <text:p text:style-name="P1"><text:s text:c="8"/>//</text:p>
      <text:p text:style-name="P1"><text:s text:c="8"/>// Summary:</text:p>
      <text:p text:style-name="P1"><text:s text:c="8"/>// <text:s text:c="4"/>The PAGE UP key.</text:p>
      <text:p text:style-name="P1"><text:s text:c="8"/>Prior = 33,</text:p>
      <text:p text:style-name="P1"><text:s text:c="8"/>//</text:p>
      <text:p text:style-name="P1"><text:s text:c="8"/>// Summary:</text:p>
      <text:p text:style-name="P1"><text:s text:c="8"/>// <text:s text:c="4"/>The PAGE UP key.</text:p>
      <text:p text:style-name="P1"><text:s text:c="8"/>PageUp = 33,</text:p>
      <text:p text:style-name="P1"><text:s text:c="8"/>//</text:p>
      <text:p text:style-name="P1"><text:s text:c="8"/>// Summary:</text:p>
      <text:p text:style-name="P1"><text:s text:c="8"/>// <text:s text:c="4"/>The PAGE DOWN key.</text:p>
      <text:p text:style-name="P1"><text:s text:c="8"/>Next = 34,</text:p>
      <text:p text:style-name="P1"><text:s text:c="8"/>//</text:p>
      <text:p text:style-name="P1"><text:s text:c="8"/>// Summary:</text:p>
      <text:p text:style-name="P1"><text:s text:c="8"/>// <text:s text:c="4"/>The PAGE DOWN key.</text:p>
      <text:p text:style-name="P1"><text:s text:c="8"/>PageDown = 34,</text:p>
      <text:p text:style-name="P1"><text:s text:c="8"/>//</text:p>
      <text:p text:style-name="P1"><text:s text:c="8"/>// Summary:</text:p>
      <text:p text:style-name="P1"><text:s text:c="8"/>// <text:s text:c="4"/>The END key.</text:p>
      <text:p text:style-name="P1"><text:s text:c="8"/>End = 35,</text:p>
      <text:p text:style-name="P1"><text:s text:c="8"/>//</text:p>
      <text:p text:style-name="P1"><text:s text:c="8"/>// Summary:</text:p>
      <text:p text:style-name="P1"><text:s text:c="8"/>// <text:s text:c="4"/>The HOME key.</text:p>
      <text:p text:style-name="P1"><text:s text:c="8"/>Home = 36,</text:p>
      <text:p text:style-name="P1"><text:s text:c="8"/>//</text:p>
      <text:p text:style-name="P1"><text:soft-page-break/><text:s text:c="8"/>// Summary:</text:p>
      <text:p text:style-name="P1"><text:s text:c="8"/>// <text:s text:c="4"/>The LEFT ARROW key.</text:p>
      <text:p text:style-name="P1"><text:s text:c="8"/>Left = 37,</text:p>
      <text:p text:style-name="P1"><text:s text:c="8"/>//</text:p>
      <text:p text:style-name="P1"><text:s text:c="8"/>// Summary:</text:p>
      <text:p text:style-name="P1"><text:s text:c="8"/>// <text:s text:c="4"/>The UP ARROW key.</text:p>
      <text:p text:style-name="P1"><text:s text:c="8"/>Up = 38,</text:p>
      <text:p text:style-name="P1"><text:s text:c="8"/>//</text:p>
      <text:p text:style-name="P1"><text:s text:c="8"/>// Summary:</text:p>
      <text:p text:style-name="P1"><text:s text:c="8"/>// <text:s text:c="4"/>The RIGHT ARROW key.</text:p>
      <text:p text:style-name="P1"><text:s text:c="8"/>Right = 39,</text:p>
      <text:p text:style-name="P1"><text:s text:c="8"/>//</text:p>
      <text:p text:style-name="P1"><text:s text:c="8"/>// Summary:</text:p>
      <text:p text:style-name="P1"><text:s text:c="8"/>// <text:s text:c="4"/>The DOWN ARROW key.</text:p>
      <text:p text:style-name="P1"><text:s text:c="8"/>Down = 40,</text:p>
      <text:p text:style-name="P1"><text:s text:c="8"/>//</text:p>
      <text:p text:style-name="P1"><text:s text:c="8"/>// Summary:</text:p>
      <text:p text:style-name="P1"><text:s text:c="8"/>// <text:s text:c="4"/>The SELECT key.</text:p>
      <text:p text:style-name="P1"><text:s text:c="8"/>Select = 41,</text:p>
      <text:p text:style-name="P1"><text:s text:c="8"/>//</text:p>
      <text:p text:style-name="P1"><text:s text:c="8"/>// Summary:</text:p>
      <text:p text:style-name="P1"><text:s text:c="8"/>// <text:s text:c="4"/>The PRINT SCREEN key.</text:p>
      <text:p text:style-name="P1"><text:s text:c="8"/>PrintScreen = 44,</text:p>
      <text:p text:style-name="P1"><text:s text:c="8"/>//</text:p>
      <text:p text:style-name="P1"><text:s text:c="8"/>// Summary:</text:p>
      <text:p text:style-name="P1"><text:s text:c="8"/>// <text:s text:c="4"/>The PRINT SCREEN key.</text:p>
      <text:p text:style-name="P1"><text:s text:c="8"/>Snapshot = 44,</text:p>
      <text:p text:style-name="P1"><text:s text:c="8"/>//</text:p>
      <text:p text:style-name="P1"><text:s text:c="8"/>// Summary:</text:p>
      <text:p text:style-name="P1"><text:s text:c="8"/>// <text:s text:c="4"/>The INS key.</text:p>
      <text:p text:style-name="P1"><text:s text:c="8"/>Insert = 45,</text:p>
      <text:p text:style-name="P1"><text:s text:c="8"/>//</text:p>
      <text:p text:style-name="P1"><text:s text:c="8"/>// Summary:</text:p>
      <text:p text:style-name="P1"><text:s text:c="8"/>// <text:s text:c="4"/>The DEL key.</text:p>
      <text:p text:style-name="P1"><text:s text:c="8"/>Delete = 46,</text:p>
      <text:p text:style-name="P1"><text:s text:c="8"/>//</text:p>
      <text:p text:style-name="P1"><text:s text:c="8"/>// Summary:</text:p>
      <text:p text:style-name="P1"><text:s text:c="8"/>// <text:s text:c="4"/>The 0 key.</text:p>
      <text:p text:style-name="P1"><text:s text:c="8"/>D0 = 48,</text:p>
      <text:p text:style-name="P1"><text:s text:c="8"/>//</text:p>
      <text:p text:style-name="P1"><text:s text:c="8"/>// Summary:</text:p>
      <text:p text:style-name="P1"><text:s text:c="8"/>// <text:s text:c="4"/>The 1 key.</text:p>
      <text:p text:style-name="P1"><text:s text:c="8"/>D1 = 49,</text:p>
      <text:p text:style-name="P1"><text:s text:c="8"/>//</text:p>
      <text:p text:style-name="P1"><text:s text:c="8"/>// Summary:</text:p>
      <text:p text:style-name="P1"><text:s text:c="8"/>// <text:s text:c="4"/>The 2 key.</text:p>
      <text:p text:style-name="P1"><text:s text:c="8"/>D2 = 50,</text:p>
      <text:p text:style-name="P1"><text:s text:c="8"/>//</text:p>
      <text:p text:style-name="P1"><text:s text:c="8"/>// Summary:</text:p>
      <text:p text:style-name="P1"><text:s text:c="8"/>// <text:s text:c="4"/>The 3 key.</text:p>
      <text:p text:style-name="P1"><text:s text:c="8"/>D3 = 51,</text:p>
      <text:p text:style-name="P1"><text:s text:c="8"/>//</text:p>
      <text:p text:style-name="P1"><text:soft-page-break/><text:s text:c="8"/>// Summary:</text:p>
      <text:p text:style-name="P1"><text:s text:c="8"/>// <text:s text:c="4"/>The 4 key.</text:p>
      <text:p text:style-name="P1"><text:s text:c="8"/>D4 = 52,</text:p>
      <text:p text:style-name="P1"><text:s text:c="8"/>//</text:p>
      <text:p text:style-name="P1"><text:s text:c="8"/>// Summary:</text:p>
      <text:p text:style-name="P1"><text:s text:c="8"/>// <text:s text:c="4"/>The 5 key.</text:p>
      <text:p text:style-name="P1"><text:s text:c="8"/>D5 = 53,</text:p>
      <text:p text:style-name="P1"><text:s text:c="8"/>//</text:p>
      <text:p text:style-name="P1"><text:s text:c="8"/>// Summary:</text:p>
      <text:p text:style-name="P1"><text:s text:c="8"/>// <text:s text:c="4"/>The 6 key.</text:p>
      <text:p text:style-name="P1"><text:s text:c="8"/>D6 = 54,</text:p>
      <text:p text:style-name="P1"><text:s text:c="8"/>//</text:p>
      <text:p text:style-name="P1"><text:s text:c="8"/>// Summary:</text:p>
      <text:p text:style-name="P1"><text:s text:c="8"/>// <text:s text:c="4"/>The 7 key.</text:p>
      <text:p text:style-name="P1"><text:s text:c="8"/>D7 = 55,</text:p>
      <text:p text:style-name="P1"><text:s text:c="8"/>//</text:p>
      <text:p text:style-name="P1"><text:s text:c="8"/>// Summary:</text:p>
      <text:p text:style-name="P1"><text:s text:c="8"/>// <text:s text:c="4"/>The 8 key.</text:p>
      <text:p text:style-name="P1"><text:s text:c="8"/>D8 = 56,</text:p>
      <text:p text:style-name="P1"><text:s text:c="8"/>//</text:p>
      <text:p text:style-name="P1"><text:s text:c="8"/>// Summary:</text:p>
      <text:p text:style-name="P1"><text:s text:c="8"/>// <text:s text:c="4"/>The 9 key.</text:p>
      <text:p text:style-name="P1"><text:s text:c="8"/>D9 = 57,</text:p>
      <text:p text:style-name="P1"><text:s text:c="8"/>//</text:p>
      <text:p text:style-name="P1"><text:s text:c="8"/>// Summary:</text:p>
      <text:p text:style-name="P1"><text:s text:c="8"/>// <text:s text:c="4"/>The A key.</text:p>
      <text:p text:style-name="P1"><text:s text:c="8"/>A = 65,</text:p>
      <text:p text:style-name="P1"><text:s text:c="8"/>//</text:p>
      <text:p text:style-name="P1"><text:s text:c="8"/>// Summary:</text:p>
      <text:p text:style-name="P1"><text:s text:c="8"/>// <text:s text:c="4"/>The B key.</text:p>
      <text:p text:style-name="P1"><text:s text:c="8"/>B = 66,</text:p>
      <text:p text:style-name="P1"><text:s text:c="8"/>//</text:p>
      <text:p text:style-name="P1"><text:s text:c="8"/>// Summary:</text:p>
      <text:p text:style-name="P1"><text:s text:c="8"/>// <text:s text:c="4"/>The C key.</text:p>
      <text:p text:style-name="P1"><text:s text:c="8"/>C = 67,</text:p>
      <text:p text:style-name="P1"><text:s text:c="8"/>//</text:p>
      <text:p text:style-name="P1"><text:s text:c="8"/>// Summary:</text:p>
      <text:p text:style-name="P1"><text:s text:c="8"/>// <text:s text:c="4"/>The D key.</text:p>
      <text:p text:style-name="P1"><text:s text:c="8"/>D = 68,</text:p>
      <text:p text:style-name="P1"><text:s text:c="8"/>//</text:p>
      <text:p text:style-name="P1"><text:s text:c="8"/>// Summary:</text:p>
      <text:p text:style-name="P1"><text:s text:c="8"/>// <text:s text:c="4"/>The E key.</text:p>
      <text:p text:style-name="P1"><text:s text:c="8"/>E = 69,</text:p>
      <text:p text:style-name="P1"><text:s text:c="8"/>//</text:p>
      <text:p text:style-name="P1"><text:s text:c="8"/>// Summary:</text:p>
      <text:p text:style-name="P1"><text:s text:c="8"/>// <text:s text:c="4"/>The F key.</text:p>
      <text:p text:style-name="P1"><text:s text:c="8"/>F = 70,</text:p>
      <text:p text:style-name="P1"><text:s text:c="8"/>//</text:p>
      <text:p text:style-name="P1"><text:s text:c="8"/>// Summary:</text:p>
      <text:p text:style-name="P1"><text:s text:c="8"/>// <text:s text:c="4"/>The G key.</text:p>
      <text:p text:style-name="P1"><text:s text:c="8"/>G = 71,</text:p>
      <text:p text:style-name="P1"><text:s text:c="8"/>//</text:p>
      <text:p text:style-name="P1"><text:soft-page-break/><text:s text:c="8"/>// Summary:</text:p>
      <text:p text:style-name="P1"><text:s text:c="8"/>// <text:s text:c="4"/>The H key.</text:p>
      <text:p text:style-name="P1"><text:s text:c="8"/>H = 72,</text:p>
      <text:p text:style-name="P1"><text:s text:c="8"/>//</text:p>
      <text:p text:style-name="P1"><text:s text:c="8"/>// Summary:</text:p>
      <text:p text:style-name="P1"><text:s text:c="8"/>// <text:s text:c="4"/>The I key.</text:p>
      <text:p text:style-name="P1"><text:s text:c="8"/>I = 73,</text:p>
      <text:p text:style-name="P1"><text:s text:c="8"/>//</text:p>
      <text:p text:style-name="P1"><text:s text:c="8"/>// Summary:</text:p>
      <text:p text:style-name="P1"><text:s text:c="8"/>// <text:s text:c="4"/>The J key.</text:p>
      <text:p text:style-name="P1"><text:s text:c="8"/>J = 74,</text:p>
      <text:p text:style-name="P1"><text:s text:c="8"/>//</text:p>
      <text:p text:style-name="P1"><text:s text:c="8"/>// Summary:</text:p>
      <text:p text:style-name="P1"><text:s text:c="8"/>// <text:s text:c="4"/>The K key.</text:p>
      <text:p text:style-name="P1"><text:s text:c="8"/>K = 75,</text:p>
      <text:p text:style-name="P1"><text:s text:c="8"/>//</text:p>
      <text:p text:style-name="P1"><text:s text:c="8"/>// Summary:</text:p>
      <text:p text:style-name="P1"><text:s text:c="8"/>// <text:s text:c="4"/>The L key.</text:p>
      <text:p text:style-name="P1"><text:s text:c="8"/>L = 76,</text:p>
      <text:p text:style-name="P1"><text:s text:c="8"/>//</text:p>
      <text:p text:style-name="P1"><text:s text:c="8"/>// Summary:</text:p>
      <text:p text:style-name="P1"><text:s text:c="8"/>// <text:s text:c="4"/>The M key.</text:p>
      <text:p text:style-name="P1"><text:s text:c="8"/>M = 77,</text:p>
      <text:p text:style-name="P1"><text:s text:c="8"/>//</text:p>
      <text:p text:style-name="P1"><text:s text:c="8"/>// Summary:</text:p>
      <text:p text:style-name="P1"><text:s text:c="8"/>// <text:s text:c="4"/>The N key.</text:p>
      <text:p text:style-name="P1"><text:s text:c="8"/>N = 78,</text:p>
      <text:p text:style-name="P1"><text:s text:c="8"/>//</text:p>
      <text:p text:style-name="P1"><text:s text:c="8"/>// Summary:</text:p>
      <text:p text:style-name="P1"><text:s text:c="8"/>// <text:s text:c="4"/>The O key.</text:p>
      <text:p text:style-name="P1"><text:s text:c="8"/>O = 79,</text:p>
      <text:p text:style-name="P1"><text:s text:c="8"/>//</text:p>
      <text:p text:style-name="P1"><text:s text:c="8"/>// Summary:</text:p>
      <text:p text:style-name="P1"><text:s text:c="8"/>// <text:s text:c="4"/>The P key.</text:p>
      <text:p text:style-name="P1"><text:s text:c="8"/>P = 80,</text:p>
      <text:p text:style-name="P1"><text:s text:c="8"/>//</text:p>
      <text:p text:style-name="P1"><text:s text:c="8"/>// Summary:</text:p>
      <text:p text:style-name="P1"><text:s text:c="8"/>// <text:s text:c="4"/>The Q key.</text:p>
      <text:p text:style-name="P1"><text:s text:c="8"/>Q = 81,</text:p>
      <text:p text:style-name="P1"><text:s text:c="8"/>//</text:p>
      <text:p text:style-name="P1"><text:s text:c="8"/>// Summary:</text:p>
      <text:p text:style-name="P1"><text:s text:c="8"/>// <text:s text:c="4"/>The R key.</text:p>
      <text:p text:style-name="P1"><text:s text:c="8"/>R = 82,</text:p>
      <text:p text:style-name="P1"><text:s text:c="8"/>//</text:p>
      <text:p text:style-name="P1"><text:s text:c="8"/>// Summary:</text:p>
      <text:p text:style-name="P1"><text:s text:c="8"/>// <text:s text:c="4"/>The S key.</text:p>
      <text:p text:style-name="P1"><text:s text:c="8"/>S = 83,</text:p>
      <text:p text:style-name="P1"><text:s text:c="8"/>//</text:p>
      <text:p text:style-name="P1"><text:s text:c="8"/>// Summary:</text:p>
      <text:p text:style-name="P1"><text:s text:c="8"/>// <text:s text:c="4"/>The T key.</text:p>
      <text:p text:style-name="P1"><text:s text:c="8"/>T = 84,</text:p>
      <text:p text:style-name="P1"><text:s text:c="8"/>//</text:p>
      <text:p text:style-name="P1"><text:soft-page-break/><text:s text:c="8"/>// Summary:</text:p>
      <text:p text:style-name="P1"><text:s text:c="8"/>// <text:s text:c="4"/>The U key.</text:p>
      <text:p text:style-name="P1"><text:s text:c="8"/>U = 85,</text:p>
      <text:p text:style-name="P1"><text:s text:c="8"/>//</text:p>
      <text:p text:style-name="P1"><text:s text:c="8"/>// Summary:</text:p>
      <text:p text:style-name="P1"><text:s text:c="8"/>// <text:s text:c="4"/>The V key.</text:p>
      <text:p text:style-name="P1"><text:s text:c="8"/>V = 86,</text:p>
      <text:p text:style-name="P1"><text:s text:c="8"/>//</text:p>
      <text:p text:style-name="P1"><text:s text:c="8"/>// Summary:</text:p>
      <text:p text:style-name="P1"><text:s text:c="8"/>// <text:s text:c="4"/>The W key.</text:p>
      <text:p text:style-name="P1"><text:s text:c="8"/>W = 87,</text:p>
      <text:p text:style-name="P1"><text:s text:c="8"/>//</text:p>
      <text:p text:style-name="P1"><text:s text:c="8"/>// Summary:</text:p>
      <text:p text:style-name="P1"><text:s text:c="8"/>// <text:s text:c="4"/>The X key.</text:p>
      <text:p text:style-name="P1"><text:s text:c="8"/>X = 88,</text:p>
      <text:p text:style-name="P1"><text:s text:c="8"/>//</text:p>
      <text:p text:style-name="P1"><text:s text:c="8"/>// Summary:</text:p>
      <text:p text:style-name="P1"><text:s text:c="8"/>// <text:s text:c="4"/>The Y key.</text:p>
      <text:p text:style-name="P1"><text:s text:c="8"/>Y = 89,</text:p>
      <text:p text:style-name="P1"><text:s text:c="8"/>//</text:p>
      <text:p text:style-name="P1"><text:s text:c="8"/>// Summary:</text:p>
      <text:p text:style-name="P1"><text:s text:c="8"/>// <text:s text:c="4"/>The Z key.</text:p>
      <text:p text:style-name="P1"><text:s text:c="8"/>Z = 90,</text:p>
      <text:p text:style-name="P1"><text:s text:c="8"/>//</text:p>
      <text:p text:style-name="P1"><text:s text:c="8"/>// Summary:</text:p>
      <text:p text:style-name="P1"><text:s text:c="8"/>// <text:s text:c="4"/>The left Windows logo key (Microsoft Natural Keyboard).</text:p>
      <text:p text:style-name="P1"><text:s text:c="8"/>LWin = 91,</text:p>
      <text:p text:style-name="P1"><text:s text:c="8"/>//</text:p>
      <text:p text:style-name="P1"><text:s text:c="8"/>// Summary:</text:p>
      <text:p text:style-name="P1"><text:s text:c="8"/>// <text:s text:c="4"/>The right Windows logo key (Microsoft Natural Keyboard).</text:p>
      <text:p text:style-name="P1"><text:s text:c="8"/>RWin = 92,</text:p>
      <text:p text:style-name="P1"><text:s text:c="8"/>//</text:p>
      <text:p text:style-name="P1"><text:s text:c="8"/>// Summary:</text:p>
      <text:p text:style-name="P1"><text:s text:c="8"/>// <text:s text:c="4"/>The application key (Microsoft Natural Keyboard).</text:p>
      <text:p text:style-name="P1"><text:s text:c="8"/>Apps = 93,</text:p>
      <text:p text:style-name="P1"><text:s text:c="8"/>//</text:p>
      <text:p text:style-name="P1"><text:s text:c="8"/>// Summary:</text:p>
      <text:p text:style-name="P1"><text:s text:c="8"/>// <text:s text:c="4"/>The computer sleep key.</text:p>
      <text:p text:style-name="P1"><text:s text:c="8"/>Sleep = 95,</text:p>
      <text:p text:style-name="P1"><text:s text:c="8"/>//</text:p>
      <text:p text:style-name="P1"><text:s text:c="8"/>// Summary:</text:p>
      <text:p text:style-name="P1"><text:s text:c="8"/>// <text:s text:c="4"/>The 0 key on the numeric keypad.</text:p>
      <text:p text:style-name="P1"><text:s text:c="8"/>NumPad0 = 96,</text:p>
      <text:p text:style-name="P1"><text:s text:c="8"/>//</text:p>
      <text:p text:style-name="P1"><text:s text:c="8"/>// Summary:</text:p>
      <text:p text:style-name="P1"><text:s text:c="8"/>// <text:s text:c="4"/>The 1 key on the numeric keypad.</text:p>
      <text:p text:style-name="P1"><text:s text:c="8"/>NumPad1 = 97,</text:p>
      <text:p text:style-name="P1"><text:s text:c="8"/>//</text:p>
      <text:p text:style-name="P1"><text:s text:c="8"/>// Summary:</text:p>
      <text:p text:style-name="P1"><text:s text:c="8"/>// <text:s text:c="4"/>The 2 key on the numeric keypad.</text:p>
      <text:p text:style-name="P1"><text:s text:c="8"/>NumPad2 = 98,</text:p>
      <text:p text:style-name="P1"><text:s text:c="8"/>//</text:p>
      <text:p text:style-name="P1"><text:soft-page-break/><text:s text:c="8"/>// Summary:</text:p>
      <text:p text:style-name="P1"><text:s text:c="8"/>// <text:s text:c="4"/>The 3 key on the numeric keypad.</text:p>
      <text:p text:style-name="P1"><text:s text:c="8"/>NumPad3 = 99,</text:p>
      <text:p text:style-name="P1"><text:s text:c="8"/>//</text:p>
      <text:p text:style-name="P1"><text:s text:c="8"/>// Summary:</text:p>
      <text:p text:style-name="P1"><text:s text:c="8"/>// <text:s text:c="4"/>The 4 key on the numeric keypad.</text:p>
      <text:p text:style-name="P1"><text:s text:c="8"/>NumPad4 = 100,</text:p>
      <text:p text:style-name="P1"><text:s text:c="8"/>//</text:p>
      <text:p text:style-name="P1"><text:s text:c="8"/>// Summary:</text:p>
      <text:p text:style-name="P1"><text:s text:c="8"/>// <text:s text:c="4"/>The 5 key on the numeric keypad.</text:p>
      <text:p text:style-name="P1"><text:s text:c="8"/>NumPad5 = 101,</text:p>
      <text:p text:style-name="P1"><text:s text:c="8"/>//</text:p>
      <text:p text:style-name="P1"><text:s text:c="8"/>// Summary:</text:p>
      <text:p text:style-name="P1"><text:s text:c="8"/>// <text:s text:c="4"/>The 6 key on the numeric keypad.</text:p>
      <text:p text:style-name="P1"><text:s text:c="8"/>NumPad6 = 102,</text:p>
      <text:p text:style-name="P1"><text:s text:c="8"/>//</text:p>
      <text:p text:style-name="P1"><text:s text:c="8"/>// Summary:</text:p>
      <text:p text:style-name="P1"><text:s text:c="8"/>// <text:s text:c="4"/>The 7 key on the numeric keypad.</text:p>
      <text:p text:style-name="P1"><text:s text:c="8"/>NumPad7 = 103,</text:p>
      <text:p text:style-name="P1"><text:s text:c="8"/>//</text:p>
      <text:p text:style-name="P1"><text:s text:c="8"/>// Summary:</text:p>
      <text:p text:style-name="P1"><text:s text:c="8"/>// <text:s text:c="4"/>The 8 key on the numeric keypad.</text:p>
      <text:p text:style-name="P1"><text:s text:c="8"/>NumPad8 = 104,</text:p>
      <text:p text:style-name="P1"><text:s text:c="8"/>//</text:p>
      <text:p text:style-name="P1"><text:s text:c="8"/>// Summary:</text:p>
      <text:p text:style-name="P1"><text:s text:c="8"/>// <text:s text:c="4"/>The 9 key on the numeric keypad.</text:p>
      <text:p text:style-name="P1"><text:s text:c="8"/>NumPad9 = 105,</text:p>
      <text:p text:style-name="P1"><text:s text:c="8"/>//</text:p>
      <text:p text:style-name="P1"><text:s text:c="8"/>// Summary:</text:p>
      <text:p text:style-name="P1"><text:s text:c="8"/>// <text:s text:c="4"/>The multiply key.</text:p>
      <text:p text:style-name="P1"><text:s text:c="8"/>Multiply = 106,</text:p>
      <text:p text:style-name="P1"><text:s text:c="8"/>//</text:p>
      <text:p text:style-name="P1"><text:s text:c="8"/>// Summary:</text:p>
      <text:p text:style-name="P1"><text:s text:c="8"/>// <text:s text:c="4"/>The add key.</text:p>
      <text:p text:style-name="P1"><text:s text:c="8"/>Add = 107,</text:p>
      <text:p text:style-name="P1"><text:s text:c="8"/>//</text:p>
      <text:p text:style-name="P1"><text:s text:c="8"/>// Summary:</text:p>
      <text:p text:style-name="P1"><text:s text:c="8"/>// <text:s text:c="4"/>The separator key.</text:p>
      <text:p text:style-name="P1"><text:s text:c="8"/>Separator = 108,</text:p>
      <text:p text:style-name="P1"><text:s text:c="8"/>//</text:p>
      <text:p text:style-name="P1"><text:s text:c="8"/>// Summary:</text:p>
      <text:p text:style-name="P1"><text:s text:c="8"/>// <text:s text:c="4"/>The subtract key.</text:p>
      <text:p text:style-name="P1"><text:s text:c="8"/>Subtract = 109,</text:p>
      <text:p text:style-name="P1"><text:s text:c="8"/>//</text:p>
      <text:p text:style-name="P1"><text:s text:c="8"/>// Summary:</text:p>
      <text:p text:style-name="P1"><text:s text:c="8"/>// <text:s text:c="4"/>The decimal key.</text:p>
      <text:p text:style-name="P1"><text:s text:c="8"/>Decimal = 110,</text:p>
      <text:p text:style-name="P1"><text:s text:c="8"/>//</text:p>
      <text:p text:style-name="P1"><text:s text:c="8"/>// Summary:</text:p>
      <text:p text:style-name="P1"><text:s text:c="8"/>// <text:s text:c="4"/>The divide key.</text:p>
      <text:p text:style-name="P1"><text:s text:c="8"/>Divide = 111,</text:p>
      <text:p text:style-name="P1"><text:s text:c="8"/>//</text:p>
      <text:p text:style-name="P1"><text:soft-page-break/><text:s text:c="8"/>// Summary:</text:p>
      <text:p text:style-name="P1"><text:s text:c="8"/>// <text:s text:c="4"/>The F1 key.</text:p>
      <text:p text:style-name="P1"><text:s text:c="8"/>F1 = 112,</text:p>
      <text:p text:style-name="P1"><text:s text:c="8"/>//</text:p>
      <text:p text:style-name="P1"><text:s text:c="8"/>// Summary:</text:p>
      <text:p text:style-name="P1"><text:s text:c="8"/>// <text:s text:c="4"/>The F2 key.</text:p>
      <text:p text:style-name="P1"><text:s text:c="8"/>F2 = 113,</text:p>
      <text:p text:style-name="P1"><text:s text:c="8"/>//</text:p>
      <text:p text:style-name="P1"><text:s text:c="8"/>// Summary:</text:p>
      <text:p text:style-name="P1"><text:s text:c="8"/>// <text:s text:c="4"/>The F3 key.</text:p>
      <text:p text:style-name="P1"><text:s text:c="8"/>F3 = 114,</text:p>
      <text:p text:style-name="P1"><text:s text:c="8"/>//</text:p>
      <text:p text:style-name="P1"><text:s text:c="8"/>// Summary:</text:p>
      <text:p text:style-name="P1"><text:s text:c="8"/>// <text:s text:c="4"/>The F4 key.</text:p>
      <text:p text:style-name="P1"><text:s text:c="8"/>F4 = 115,</text:p>
      <text:p text:style-name="P1"><text:s text:c="8"/>//</text:p>
      <text:p text:style-name="P1"><text:s text:c="8"/>// Summary:</text:p>
      <text:p text:style-name="P1"><text:s text:c="8"/>// <text:s text:c="4"/>The F5 key.</text:p>
      <text:p text:style-name="P1"><text:s text:c="8"/>F5 = 116,</text:p>
      <text:p text:style-name="P1"><text:s text:c="8"/>//</text:p>
      <text:p text:style-name="P1"><text:s text:c="8"/>// Summary:</text:p>
      <text:p text:style-name="P1"><text:s text:c="8"/>// <text:s text:c="4"/>The F6 key.</text:p>
      <text:p text:style-name="P1"><text:s text:c="8"/>F6 = 117,</text:p>
      <text:p text:style-name="P1"><text:s text:c="8"/>//</text:p>
      <text:p text:style-name="P1"><text:s text:c="8"/>// Summary:</text:p>
      <text:p text:style-name="P1"><text:s text:c="8"/>// <text:s text:c="4"/>The F7 key.</text:p>
      <text:p text:style-name="P1"><text:s text:c="8"/>F7 = 118,</text:p>
      <text:p text:style-name="P1"><text:s text:c="8"/>//</text:p>
      <text:p text:style-name="P1"><text:s text:c="8"/>// Summary:</text:p>
      <text:p text:style-name="P1"><text:s text:c="8"/>// <text:s text:c="4"/>The F8 key.</text:p>
      <text:p text:style-name="P1"><text:s text:c="8"/>F8 = 119,</text:p>
      <text:p text:style-name="P1"><text:s text:c="8"/>//</text:p>
      <text:p text:style-name="P1"><text:s text:c="8"/>// Summary:</text:p>
      <text:p text:style-name="P1"><text:s text:c="8"/>// <text:s text:c="4"/>The F9 key.</text:p>
      <text:p text:style-name="P1"><text:s text:c="8"/>F9 = 120,</text:p>
      <text:p text:style-name="P1"><text:s text:c="8"/>//</text:p>
      <text:p text:style-name="P1"><text:s text:c="8"/>// Summary:</text:p>
      <text:p text:style-name="P1"><text:s text:c="8"/>// <text:s text:c="4"/>The F10 key.</text:p>
      <text:p text:style-name="P1"><text:s text:c="8"/>F10 = 121,</text:p>
      <text:p text:style-name="P1"><text:s text:c="8"/>//</text:p>
      <text:p text:style-name="P1"><text:s text:c="8"/>// Summary:</text:p>
      <text:p text:style-name="P1"><text:s text:c="8"/>// <text:s text:c="4"/>The F11 key.</text:p>
      <text:p text:style-name="P1"><text:s text:c="8"/>F11 = 122,</text:p>
      <text:p text:style-name="P1"><text:s text:c="8"/>//</text:p>
      <text:p text:style-name="P1"><text:s text:c="8"/>// Summary:</text:p>
      <text:p text:style-name="P1"><text:s text:c="8"/>// <text:s text:c="4"/>The F12 key.</text:p>
      <text:p text:style-name="P1"><text:s text:c="8"/>F12 = 123,</text:p>
      <text:p text:style-name="P1"><text:s text:c="8"/>//</text:p>
      <text:p text:style-name="P1"><text:s text:c="8"/>// Summary:</text:p>
      <text:p text:style-name="P1"><text:s text:c="8"/>// <text:s text:c="4"/>The F13 key.</text:p>
      <text:p text:style-name="P1"><text:s text:c="8"/>F13 = 124,</text:p>
      <text:p text:style-name="P1"><text:s text:c="8"/>//</text:p>
      <text:p text:style-name="P1"><text:soft-page-break/><text:s text:c="8"/>// Summary:</text:p>
      <text:p text:style-name="P1"><text:s text:c="8"/>// <text:s text:c="4"/>The F14 key.</text:p>
      <text:p text:style-name="P1"><text:s text:c="8"/>F14 = 125,</text:p>
      <text:p text:style-name="P1"><text:s text:c="8"/>//</text:p>
      <text:p text:style-name="P1"><text:s text:c="8"/>// Summary:</text:p>
      <text:p text:style-name="P1"><text:s text:c="8"/>// <text:s text:c="4"/>The F15 key.</text:p>
      <text:p text:style-name="P1"><text:s text:c="8"/>F15 = 126,</text:p>
      <text:p text:style-name="P1"><text:s text:c="8"/>//</text:p>
      <text:p text:style-name="P1"><text:s text:c="8"/>// Summary:</text:p>
      <text:p text:style-name="P1"><text:s text:c="8"/>// <text:s text:c="4"/>The F16 key.</text:p>
      <text:p text:style-name="P1"><text:s text:c="8"/>F16 = 127,</text:p>
      <text:p text:style-name="P1"><text:s text:c="8"/>//</text:p>
      <text:p text:style-name="P1"><text:s text:c="8"/>// Summary:</text:p>
      <text:p text:style-name="P1"><text:s text:c="8"/>// <text:s text:c="4"/>The F17 key.</text:p>
      <text:p text:style-name="P1"><text:s text:c="8"/>F17 = 128,</text:p>
      <text:p text:style-name="P1"><text:s text:c="8"/>//</text:p>
      <text:p text:style-name="P1"><text:s text:c="8"/>// Summary:</text:p>
      <text:p text:style-name="P1"><text:s text:c="8"/>// <text:s text:c="4"/>The F18 key.</text:p>
      <text:p text:style-name="P1"><text:s text:c="8"/>F18 = 129,</text:p>
      <text:p text:style-name="P1"><text:s text:c="8"/>//</text:p>
      <text:p text:style-name="P1"><text:s text:c="8"/>// Summary:</text:p>
      <text:p text:style-name="P1"><text:s text:c="8"/>// <text:s text:c="4"/>The F19 key.</text:p>
      <text:p text:style-name="P1"><text:s text:c="8"/>F19 = 130,</text:p>
      <text:p text:style-name="P1"><text:s text:c="8"/>//</text:p>
      <text:p text:style-name="P1"><text:s text:c="8"/>// Summary:</text:p>
      <text:p text:style-name="P1"><text:s text:c="8"/>// <text:s text:c="4"/>The F20 key.</text:p>
      <text:p text:style-name="P1"><text:s text:c="8"/>F20 = 131,</text:p>
      <text:p text:style-name="P1"><text:s text:c="8"/>//</text:p>
      <text:p text:style-name="P1"><text:s text:c="8"/>// Summary:</text:p>
      <text:p text:style-name="P1"><text:s text:c="8"/>// <text:s text:c="4"/>The F21 key.</text:p>
      <text:p text:style-name="P1"><text:s text:c="8"/>F21 = 132,</text:p>
      <text:p text:style-name="P1"><text:s text:c="8"/>//</text:p>
      <text:p text:style-name="P1"><text:s text:c="8"/>// Summary:</text:p>
      <text:p text:style-name="P1"><text:s text:c="8"/>// <text:s text:c="4"/>The F22 key.</text:p>
      <text:p text:style-name="P1"><text:s text:c="8"/>F22 = 133,</text:p>
      <text:p text:style-name="P1"><text:s text:c="8"/>//</text:p>
      <text:p text:style-name="P1"><text:s text:c="8"/>// Summary:</text:p>
      <text:p text:style-name="P1"><text:s text:c="8"/>// <text:s text:c="4"/>The F23 key.</text:p>
      <text:p text:style-name="P1"><text:s text:c="8"/>F23 = 134,</text:p>
      <text:p text:style-name="P1"><text:s text:c="8"/>//</text:p>
      <text:p text:style-name="P1"><text:s text:c="8"/>// Summary:</text:p>
      <text:p text:style-name="P1"><text:s text:c="8"/>// <text:s text:c="4"/>The F24 key.</text:p>
      <text:p text:style-name="P1"><text:s text:c="8"/>F24 = 135,</text:p>
      <text:p text:style-name="P1"><text:s text:c="8"/>//</text:p>
      <text:p text:style-name="P1"><text:s text:c="8"/>// Summary:</text:p>
      <text:p text:style-name="P1"><text:s text:c="8"/>// <text:s text:c="4"/>The NUM LOCK key.</text:p>
      <text:p text:style-name="P1"><text:s text:c="8"/>NumLock = 144,</text:p>
      <text:p text:style-name="P1"><text:s text:c="8"/>//</text:p>
      <text:p text:style-name="P1"><text:s text:c="8"/>// Summary:</text:p>
      <text:p text:style-name="P1"><text:s text:c="8"/>// <text:s text:c="4"/>The SCROLL LOCK key.</text:p>
      <text:p text:style-name="P1"><text:s text:c="8"/>Scroll = 145,</text:p>
      <text:p text:style-name="P1"><text:s text:c="8"/>//</text:p>
      <text:p text:style-name="P1"><text:soft-page-break/><text:s text:c="8"/>// Summary:</text:p>
      <text:p text:style-name="P1"><text:s text:c="8"/>// <text:s text:c="4"/>The left SHIFT key.</text:p>
      <text:p text:style-name="P1"><text:s text:c="8"/>LShiftKey = 160,</text:p>
      <text:p text:style-name="P1"><text:s text:c="8"/>//</text:p>
      <text:p text:style-name="P1"><text:s text:c="8"/>// Summary:</text:p>
      <text:p text:style-name="P1"><text:s text:c="8"/>// <text:s text:c="4"/>The right SHIFT key.</text:p>
      <text:p text:style-name="P1"><text:s text:c="8"/>RShiftKey = 161,</text:p>
      <text:p text:style-name="P1"><text:s text:c="8"/>//</text:p>
      <text:p text:style-name="P1"><text:s text:c="8"/>// Summary:</text:p>
      <text:p text:style-name="P1"><text:s text:c="8"/>// <text:s text:c="4"/>The left CTRL key.</text:p>
      <text:p text:style-name="P1"><text:s text:c="8"/>LControlKey = 162,</text:p>
      <text:p text:style-name="P1"><text:s text:c="8"/>//</text:p>
      <text:p text:style-name="P1"><text:s text:c="8"/>// Summary:</text:p>
      <text:p text:style-name="P1"><text:s text:c="8"/>// <text:s text:c="4"/>The right CTRL key.</text:p>
      <text:p text:style-name="P1"><text:s text:c="8"/>RControlKey = 163,</text:p>
      <text:p text:style-name="P1"><text:s text:c="8"/>//</text:p>
      <text:p text:style-name="P1"><text:s text:c="8"/>// Summary:</text:p>
      <text:p text:style-name="P1"><text:s text:c="8"/>// <text:s text:c="4"/>The left ALT key.</text:p>
      <text:p text:style-name="P1"><text:s text:c="8"/>LMenu = 164,</text:p>
      <text:p text:style-name="P1"><text:s text:c="8"/>//</text:p>
      <text:p text:style-name="P1"><text:s text:c="8"/>// Summary:</text:p>
      <text:p text:style-name="P1"><text:s text:c="8"/>// <text:s text:c="4"/>The right ALT key.</text:p>
      <text:p text:style-name="P1"><text:s text:c="8"/>RMenu = 165,</text:p>
      <text:p text:style-name="P1"><text:s text:c="8"/>//</text:p>
      <text:p text:style-name="P1"><text:s text:c="8"/>// Summary:</text:p>
      <text:p text:style-name="P1"><text:s text:c="8"/>// <text:s text:c="4"/>The browser back key (Windows 2000 or later).</text:p>
      <text:p text:style-name="P1"><text:s text:c="8"/>BrowserBack = 166,</text:p>
      <text:p text:style-name="P1"><text:s text:c="8"/>//</text:p>
      <text:p text:style-name="P1"><text:s text:c="8"/>// Summary:</text:p>
      <text:p text:style-name="P1"><text:s text:c="8"/>// <text:s text:c="4"/>The browser forward key (Windows 2000 or later).</text:p>
      <text:p text:style-name="P1"><text:s text:c="8"/>BrowserForward = 167,</text:p>
      <text:p text:style-name="P1"><text:s text:c="8"/>//</text:p>
      <text:p text:style-name="P1"><text:s text:c="8"/>// Summary:</text:p>
      <text:p text:style-name="P1"><text:s text:c="8"/>// <text:s text:c="4"/>The browser refresh key (Windows 2000 or later).</text:p>
      <text:p text:style-name="P1"><text:s text:c="8"/>BrowserRefresh = 168,</text:p>
      <text:p text:style-name="P1"><text:s text:c="8"/>//</text:p>
      <text:p text:style-name="P1"><text:s text:c="8"/>// Summary:</text:p>
      <text:p text:style-name="P1"><text:s text:c="8"/>// <text:s text:c="4"/>The browser stop key (Windows 2000 or later).</text:p>
      <text:p text:style-name="P1"><text:s text:c="8"/>BrowserStop = 169,</text:p>
      <text:p text:style-name="P1"><text:s text:c="8"/>//</text:p>
      <text:p text:style-name="P1"><text:s text:c="8"/>// Summary:</text:p>
      <text:p text:style-name="P1"><text:s text:c="8"/>// <text:s text:c="4"/>The browser search key (Windows 2000 or later).</text:p>
      <text:p text:style-name="P1"><text:s text:c="8"/>BrowserSearch = 170,</text:p>
      <text:p text:style-name="P1"><text:s text:c="8"/>//</text:p>
      <text:p text:style-name="P1"><text:s text:c="8"/>// Summary:</text:p>
      <text:p text:style-name="P1"><text:s text:c="8"/>// <text:s text:c="4"/>The browser favorites key (Windows 2000 or later).</text:p>
      <text:p text:style-name="P1"><text:s text:c="8"/>BrowserFavorites = 171,</text:p>
      <text:p text:style-name="P1"><text:s text:c="8"/>//</text:p>
      <text:p text:style-name="P1"><text:s text:c="8"/>// Summary:</text:p>
      <text:p text:style-name="P1"><text:s text:c="8"/>// <text:s text:c="4"/>The browser home key (Windows 2000 or later).</text:p>
      <text:p text:style-name="P1"><text:s text:c="8"/>BrowserHome = 172,</text:p>
      <text:p text:style-name="P1"><text:s text:c="8"/>//</text:p>
      <text:p text:style-name="P1"><text:soft-page-break/><text:s text:c="8"/>// Summary:</text:p>
      <text:p text:style-name="P1"><text:s text:c="8"/>// <text:s text:c="4"/>The volume mute key (Windows 2000 or later).</text:p>
      <text:p text:style-name="P1"><text:s text:c="8"/>VolumeMute = 173,</text:p>
      <text:p text:style-name="P1"><text:s text:c="8"/>//</text:p>
      <text:p text:style-name="P1"><text:s text:c="8"/>// Summary:</text:p>
      <text:p text:style-name="P1"><text:s text:c="8"/>// <text:s text:c="4"/>The volume down key (Windows 2000 or later).</text:p>
      <text:p text:style-name="P1"><text:s text:c="8"/>VolumeDown = 174,</text:p>
      <text:p text:style-name="P1"><text:s text:c="8"/>//</text:p>
      <text:p text:style-name="P1"><text:s text:c="8"/>// Summary:</text:p>
      <text:p text:style-name="P1"><text:s text:c="8"/>// <text:s text:c="4"/>The volume up key (Windows 2000 or later).</text:p>
      <text:p text:style-name="P1"><text:s text:c="8"/>VolumeUp = 175,</text:p>
      <text:p text:style-name="P1"><text:s text:c="8"/>//</text:p>
      <text:p text:style-name="P1"><text:s text:c="8"/>// Summary:</text:p>
      <text:p text:style-name="P1"><text:s text:c="8"/>// <text:s text:c="4"/>The media next track key (Windows 2000 or later).</text:p>
      <text:p text:style-name="P1"><text:s text:c="8"/>MediaNextTrack = 176,</text:p>
      <text:p text:style-name="P1"><text:s text:c="8"/>//</text:p>
      <text:p text:style-name="P1"><text:s text:c="8"/>// Summary:</text:p>
      <text:p text:style-name="P1"><text:s text:c="8"/>// <text:s text:c="4"/>The media previous track key (Windows 2000 or later).</text:p>
      <text:p text:style-name="P1"><text:s text:c="8"/>MediaPreviousTrack = 177,</text:p>
      <text:p text:style-name="P1"><text:s text:c="8"/>//</text:p>
      <text:p text:style-name="P1"><text:s text:c="8"/>// Summary:</text:p>
      <text:p text:style-name="P1"><text:s text:c="8"/>// <text:s text:c="4"/>The media Stop key (Windows 2000 or later).</text:p>
      <text:p text:style-name="P1"><text:s text:c="8"/>MediaStop = 178,</text:p>
      <text:p text:style-name="P1"><text:s text:c="8"/>//</text:p>
      <text:p text:style-name="P1"><text:s text:c="8"/>// Summary:</text:p>
      <text:p text:style-name="P1"><text:s text:c="8"/>// <text:s text:c="4"/>The media play pause key (Windows 2000 or later).</text:p>
      <text:p text:style-name="P1"><text:s text:c="8"/>MediaPlayPause = 179,</text:p>
      <text:p text:style-name="P1"><text:s text:c="8"/>//</text:p>
      <text:p text:style-name="P1"><text:s text:c="8"/>// Summary:</text:p>
      <text:p text:style-name="P1"><text:s text:c="8"/>// <text:s text:c="4"/>The launch mail key (Windows 2000 or later).</text:p>
      <text:p text:style-name="P1"><text:s text:c="8"/>LaunchMail = 180,</text:p>
      <text:p text:style-name="P1"><text:s text:c="8"/>//</text:p>
      <text:p text:style-name="P1"><text:s text:c="8"/>// Summary:</text:p>
      <text:p text:style-name="P1"><text:s text:c="8"/>// <text:s text:c="4"/>The select media key (Windows 2000 or later).</text:p>
      <text:p text:style-name="P1"><text:s text:c="8"/>SelectMedia = 181,</text:p>
      <text:p text:style-name="P1"><text:s text:c="8"/>//</text:p>
      <text:p text:style-name="P1"><text:s text:c="8"/>// Summary:</text:p>
      <text:p text:style-name="P1"><text:s text:c="8"/>// <text:s text:c="4"/>The start application one key (Windows 2000 or later).</text:p>
      <text:p text:style-name="P1"><text:s text:c="8"/>LaunchApplication1 = 182,</text:p>
      <text:p text:style-name="P1"><text:s text:c="8"/>//</text:p>
      <text:p text:style-name="P1"><text:s text:c="8"/>// Summary:</text:p>
      <text:p text:style-name="P1"><text:s text:c="8"/>// <text:s text:c="4"/>The start application two key (Windows 2000 or later).</text:p>
      <text:p text:style-name="P1"><text:s text:c="8"/>LaunchApplication2 = 183,</text:p>
      <text:p text:style-name="P1"><text:s text:c="8"/>//</text:p>
      <text:p text:style-name="P1"><text:s text:c="8"/>// Summary:</text:p>
      <text:p text:style-name="P1"><text:s text:c="8"/>// <text:s text:c="4"/>The OEM 1 key.</text:p>
      <text:p text:style-name="P1"><text:s text:c="8"/>Oem1 = 186,</text:p>
      <text:p text:style-name="P1"><text:s text:c="8"/>//</text:p>
      <text:p text:style-name="P1"><text:s text:c="8"/>// Summary:</text:p>
      <text:p text:style-name="P1"><text:s text:c="8"/>// <text:s text:c="4"/>The OEM Semicolon key on a US standard keyboard (Windows 2000 or later).</text:p>
      <text:p text:style-name="P1"><text:s text:c="8"/>OemSemicolon = 186,</text:p>
      <text:p text:style-name="P1"><text:s text:c="8"/>//</text:p>
      <text:p text:style-name="P1"><text:soft-page-break/><text:s text:c="8"/>// Summary:</text:p>
      <text:p text:style-name="P1"><text:s text:c="8"/>// <text:s text:c="4"/>The OEM plus key on any country/region keyboard (Windows 2000 or later).</text:p>
      <text:p text:style-name="P1"><text:s text:c="8"/>Oemplus = 187,</text:p>
      <text:p text:style-name="P1"><text:s text:c="8"/>//</text:p>
      <text:p text:style-name="P1"><text:s text:c="8"/>// Summary:</text:p>
      <text:p text:style-name="P1"><text:s text:c="8"/>// <text:s text:c="4"/>The OEM comma key on any country/region keyboard (Windows 2000 or later).</text:p>
      <text:p text:style-name="P1"><text:s text:c="8"/>Oemcomma = 188,</text:p>
      <text:p text:style-name="P1"><text:s text:c="8"/>//</text:p>
      <text:p text:style-name="P1"><text:s text:c="8"/>// Summary:</text:p>
      <text:p text:style-name="P1"><text:s text:c="8"/>// <text:s text:c="4"/>The OEM minus key on any country/region keyboard (Windows 2000 or later).</text:p>
      <text:p text:style-name="P1"><text:s text:c="8"/>OemMinus = 189,</text:p>
      <text:p text:style-name="P1"><text:s text:c="8"/>//</text:p>
      <text:p text:style-name="P1"><text:s text:c="8"/>// Summary:</text:p>
      <text:p text:style-name="P1"><text:s text:c="8"/>// <text:s text:c="4"/>The OEM period key on any country/region keyboard (Windows 2000 or later).</text:p>
      <text:p text:style-name="P1"><text:s text:c="8"/>OemPeriod = 190,</text:p>
      <text:p text:style-name="P1"><text:s text:c="8"/>//</text:p>
      <text:p text:style-name="P1"><text:s text:c="8"/>// Summary:</text:p>
      <text:p text:style-name="P1"><text:s text:c="8"/>// <text:s text:c="4"/>The OEM question mark key on a US standard keyboard (Windows 2000 or later).</text:p>
      <text:p text:style-name="P1"><text:s text:c="8"/>OemQuestion = 191,</text:p>
      <text:p text:style-name="P1"><text:s text:c="8"/>//</text:p>
      <text:p text:style-name="P1"><text:s text:c="8"/>// Summary:</text:p>
      <text:p text:style-name="P1"><text:s text:c="8"/>// <text:s text:c="4"/>The OEM 2 key.</text:p>
      <text:p text:style-name="P1"><text:s text:c="8"/>Oem2 = 191,</text:p>
      <text:p text:style-name="P1"><text:s text:c="8"/>//</text:p>
      <text:p text:style-name="P1"><text:s text:c="8"/>// Summary:</text:p>
      <text:p text:style-name="P1"><text:s text:c="8"/>// <text:s text:c="4"/>The OEM tilde key on a US standard keyboard (Windows 2000 or later).</text:p>
      <text:p text:style-name="P1"><text:s text:c="8"/>Oemtilde = 192,</text:p>
      <text:p text:style-name="P1"><text:s text:c="8"/>//</text:p>
      <text:p text:style-name="P1"><text:s text:c="8"/>// Summary:</text:p>
      <text:p text:style-name="P1"><text:s text:c="8"/>// <text:s text:c="4"/>The OEM 3 key.</text:p>
      <text:p text:style-name="P1"><text:s text:c="8"/>Oem3 = 192,</text:p>
      <text:p text:style-name="P1"><text:s text:c="8"/>//</text:p>
      <text:p text:style-name="P1"><text:s text:c="8"/>// Summary:</text:p>
      <text:p text:style-name="P1"><text:s text:c="8"/>// <text:s text:c="4"/>The OEM 4 key.</text:p>
      <text:p text:style-name="P1"><text:s text:c="8"/>Oem4 = 219,</text:p>
      <text:p text:style-name="P1"><text:s text:c="8"/>//</text:p>
      <text:p text:style-name="P1"><text:s text:c="8"/>// Summary:</text:p>
      <text:p text:style-name="P1"><text:s text:c="8"/>// <text:s text:c="4"/>The OEM open bracket key on a US standard keyboard (Windows 2000 or later).</text:p>
      <text:p text:style-name="P1"><text:s text:c="8"/>OemOpenBrackets = 219,</text:p>
      <text:p text:style-name="P1"><text:s text:c="8"/>//</text:p>
      <text:p text:style-name="P1"><text:s text:c="8"/>// Summary:</text:p>
      <text:p text:style-name="P1"><text:s text:c="8"/>// <text:s text:c="4"/>The OEM pipe key on a US standard keyboard (Windows 2000 or later).</text:p>
      <text:p text:style-name="P1"><text:s text:c="8"/>OemPipe = 220,</text:p>
      <text:p text:style-name="P1"><text:s text:c="8"/>//</text:p>
      <text:p text:style-name="P1"><text:s text:c="8"/>// Summary:</text:p>
      <text:p text:style-name="P1"><text:s text:c="8"/>// <text:s text:c="4"/>The OEM 5 key.</text:p>
      <text:p text:style-name="P1"><text:s text:c="8"/>Oem5 = 220,</text:p>
      <text:p text:style-name="P1"><text:s text:c="8"/>//</text:p>
      <text:p text:style-name="P1"><text:s text:c="8"/>// Summary:</text:p>
      <text:p text:style-name="P1"><text:s text:c="8"/>// <text:s text:c="4"/>The OEM 6 key.</text:p>
      <text:p text:style-name="P1"><text:s text:c="8"/>Oem6 = 221,</text:p>
      <text:p text:style-name="P1"><text:s text:c="8"/>//</text:p>
      <text:p text:style-name="P1"><text:soft-page-break/><text:s text:c="8"/>// Summary:</text:p>
      <text:p text:style-name="P1"><text:s text:c="8"/>// <text:s text:c="4"/>The OEM close bracket key on a US standard keyboard (Windows 2000 or later).</text:p>
      <text:p text:style-name="P1"><text:s text:c="8"/>OemCloseBrackets = 221,</text:p>
      <text:p text:style-name="P1"><text:s text:c="8"/>//</text:p>
      <text:p text:style-name="P1"><text:s text:c="8"/>// Summary:</text:p>
      <text:p text:style-name="P1"><text:s text:c="8"/>// <text:s text:c="4"/>The OEM 7 key.</text:p>
      <text:p text:style-name="P1"><text:s text:c="8"/>Oem7 = 222,</text:p>
      <text:p text:style-name="P1"><text:s text:c="8"/>//</text:p>
      <text:p text:style-name="P1"><text:s text:c="8"/>// Summary:</text:p>
      <text:p text:style-name="P1"><text:s text:c="8"/>// <text:s text:c="4"/>The OEM singled/double quote key on a US standard keyboard (Windows 2000</text:p>
      <text:p text:style-name="P1"><text:s text:c="8"/>// <text:s text:c="4"/>or later).</text:p>
      <text:p text:style-name="P1"><text:s text:c="8"/>OemQuotes = 222,</text:p>
      <text:p text:style-name="P1"><text:s text:c="8"/>//</text:p>
      <text:p text:style-name="P1"><text:s text:c="8"/>// Summary:</text:p>
      <text:p text:style-name="P1"><text:s text:c="8"/>// <text:s text:c="4"/>The OEM 8 key.</text:p>
      <text:p text:style-name="P1"><text:s text:c="8"/>Oem8 = 223,</text:p>
      <text:p text:style-name="P1"><text:s text:c="8"/>//</text:p>
      <text:p text:style-name="P1"><text:s text:c="8"/>// Summary:</text:p>
      <text:p text:style-name="P1"><text:s text:c="8"/>// <text:s text:c="4"/>The OEM 102 key.</text:p>
      <text:p text:style-name="P1"><text:s text:c="8"/>Oem102 = 226,</text:p>
      <text:p text:style-name="P1"><text:s text:c="8"/>//</text:p>
      <text:p text:style-name="P1"><text:s text:c="8"/>// Summary:</text:p>
      <text:p text:style-name="P1"><text:s text:c="8"/>// <text:s text:c="4"/>The OEM angle bracket or backslash key on the RT 102 key keyboard (Windows</text:p>
      <text:p text:style-name="P1"><text:s text:c="8"/>// <text:s text:c="4"/>2000 or later).</text:p>
      <text:p text:style-name="P1"><text:s text:c="8"/>OemBackslash = 226,</text:p>
      <text:p text:style-name="P1"><text:s text:c="8"/>//</text:p>
      <text:p text:style-name="P1"><text:s text:c="8"/>// Summary:</text:p>
      <text:p text:style-name="P1"><text:s text:c="8"/>// <text:s text:c="4"/>The PLAY key.</text:p>
      <text:p text:style-name="P1"><text:s text:c="8"/>Play = 250,</text:p>
      <text:p text:style-name="P1"><text:s text:c="8"/>//</text:p>
      <text:p text:style-name="P1"><text:s text:c="8"/>// Summary:</text:p>
      <text:p text:style-name="P1"><text:s text:c="8"/>// <text:s text:c="4"/>The ZOOM key.</text:p>
      <text:p text:style-name="P1"><text:s text:c="8"/>Zoom = 251,</text:p>
      <text:p text:style-name="P1"><text:s text:c="8"/>//</text:p>
      <text:p text:style-name="P1"><text:s text:c="8"/>// Summary:</text:p>
      <text:p text:style-name="P1"><text:s text:c="8"/>// <text:s text:c="4"/>The CLEAR key.</text:p>
      <text:p text:style-name="P1"><text:s text:c="8"/>OemClear = 254,</text:p>
      <text:p text:style-name="P1"><text:s text:c="8"/>//</text:p>
      <text:p text:style-name="P1"><text:s text:c="8"/>// Summary:</text:p>
      <text:p text:style-name="P1"><text:s text:c="8"/>// <text:s text:c="4"/>The SHIFT modifier key.</text:p>
      <text:p text:style-name="P1"><text:s text:c="8"/>Shift = 65536,</text:p>
      <text:p text:style-name="P1"><text:s text:c="8"/>//</text:p>
      <text:p text:style-name="P1"><text:s text:c="8"/>// Summary:</text:p>
      <text:p text:style-name="P1"><text:s text:c="8"/>// <text:s text:c="4"/>The CTRL modifier key.</text:p>
      <text:p text:style-name="P1"><text:s text:c="8"/>Control = 131072,</text:p>
      <text:p text:style-name="P1"><text:s text:c="8"/>//</text:p>
      <text:p text:style-name="P1"><text:s text:c="8"/>// Summary:</text:p>
      <text:p text:style-name="P1"><text:s text:c="8"/>// <text:s text:c="4"/>The ALT modifier key.</text:p>
      <text:p text:style-name="P1"><text:s text:c="8"/>Alt = 262144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13:44:03.919000000</meta:creation-date>
    <dc:date>2015-02-08T16:55:13.276000000</dc:date>
    <meta:editing-duration>PT17M21S</meta:editing-duration>
    <meta:editing-cycles>2</meta:editing-cycles>
    <meta:generator>LibreOffice/4.4.0.3$Windows_x86 LibreOffice_project/de093506bcdc5fafd9023ee680b8c60e3e0645d7</meta:generator>
    <meta:document-statistic meta:table-count="0" meta:image-count="0" meta:object-count="0" meta:page-count="13" meta:paragraph-count="673" meta:word-count="1999" meta:character-count="14794" meta:non-whitespace-character-count="7404"/>
  </office:meta>
</office:document-meta>
</file>